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ffff6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ackground-color="#ffff6d"/>
    </style:style>
    <style:style style:name="T2" style:family="text">
      <style:text-properties fo:font-size="12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6" office:value-type="string" calcext:value-type="string" table:number-columns-spanned="1" table:number-rows-spanned="4">
            <text:p>Regression</text:p>
          </table:table-cell>
          <table:table-cell/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GOAL</text:p>
          </table:table-cell>
          <table:table-cell table:style-name="ce30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3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2"/>
          <table:table-cell table:style-name="ce34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>
            <text:p>Multiple Types</text:p>
          </table:table-cell>
          <table:table-cell table:style-name="ce31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5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 table:number-columns-spanned="1" table:number-rows-spanned="3">
            <text:p><text:span text:style-name="T5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6"><text:a xlink:href="https://github.com/Gurubux/StatQuest/blob/master/Regularization-Ridge-Lasso-ElasticNet/Ridge/Ridge.ipynb" xlink:type="simple">Ridge.ipynb</text:a></text:span></text:p>
            <text:p><text:span text:style-name="T6"><text:a xlink:href="https://github.com/Gurubux/StatQuest/blob/master/Regularization-Ridge-Lasso-ElasticNet/Lasso/Lasso.ipynb" xlink:type="simple">Lasso.ipynb</text:a></text:span></text:p>
            <text:p><text:span text:style-name="T6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7"/>
          <table:table-cell table:style-name="ce32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2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9"/>
          <table:table-cell table:style-name="ce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7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ada's immigration data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12:03:54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7-06T02:56:25.002000000</dc:date>
    <meta:editing-duration>P2DT16H45M7S</meta:editing-duration>
    <meta:editing-cycles>16</meta:editing-cycles>
    <meta:document-statistic meta:table-count="1" meta:cell-count="80" meta:object-count="0"/>
  </office:meta>
</office:document-meta>
</file>